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3/2019<text:bookmark-end text:name="Text14"/></text:p>
            <text:p text:style-name="Normální">KVOP-37558/2019<text:bookmark-end text:name="Text2"/></text:p>
            <text:p text:style-name="Normální"><text:bookmark-start text:name="Text6"/>16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P. J.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J.,</text:p>
      <text:p text:style-name="Základnítext">dne 9. 8. 2019 byla do Kanceláře veřejného ochránce práv doručena Vaše žádost podle zákona č. 106/1999 Sb., o svobodném přístupu k informacím, ve znění pozdějších předpisů, kterou žádáte:</text:p>
      <text:list text:style-name="LFO4" text:continue-numbering="true">
        <text:list-item>
          <text:p text:style-name="P18">„sdělení, kolikrát celkem byla veřejným ochráncem práv podána žaloba dle § 66 s. ř. s.“</text:p>
        </text:list-item>
        <text:list-item>
          <text:p text:style-name="P19">„sdělení, kolikrát celkem byl nejvyšší státní zástupce veřejným ochráncem práv požádán o podání žaloby na ochranu veřejného zájmu ve smyslu uvedeného ustanovení.“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Veřejný ochránce práv k dnešnímu dni podal dvě žaloby ve veřejném zájmu dle § 66 odst. 3 soudního řádu správního. O první z nich již bylo pravomocně rozhodnuto.<text:span text:style-name="Značkapozn.podčarou"><text:note text:note-class="footnote" text:id="_ftn0"><text:note-citation>1</text:note-citation><text:note-body><text:p text:style-name="Textpozn.podčarou"><text:s/>Rozsudek Krajského soudu v Ústí nad Labem ze dne 14. 12. 2015 č. j.<text:s/>15A 108/2013-277, rozsudek Nejvyššího správního soudu ze dne 14. července 2016 č. j.<text:s/>9 As 24/2016 -115, obojí dostupné na<text:s/><text:a xlink:href="http://www.nssoud.cz" office:target-frame-name="_top" xlink:show="replace"><text:span text:style-name="Hypertextovýodkaz">www.nssoud.cz</text:span></text:a><text:s/>a usnesení Ústavního soudu sp. zn. I. ÚS 3112/16 ze dne 8. 12. 2016, dostupné na<text:s/><text:a xlink:href="http://nalus.usoud.cz" office:target-frame-name="_top" xlink:show="replace"><text:span text:style-name="Hypertextovýodkaz">http://nalus.usoud.cz</text:span></text:a>.</text:p></text:note-body></text:note></text:span></text:p>
      <text:p text:style-name="Základnítext">K bodu č. 2</text:p>
      <text:p text:style-name="Základnítext">Veřejný ochránce práv k dnešnímu dni adresoval nejvyššímu státnímu zástupci devět podnětů k podání žaloby ve veřejném zájmu. Tuto možnost využíval do 1. ledna 2012, kdy na základě novely soudního řádu správního získal pravomoc uvedenou žalobu podat přímo.</text:p>
      <text:p text:style-name="Základnítext">S pozdravem</text:p>
      <text:p text:style-name="podpis">Mgr. Petra Zdražilová v. r.</text:p>
      <text:p text:style-name="podpis">ředitelka právní sekce</text:p>
      <text:p text:style-name="podpis">(dopis je opatřen elektronickým podpis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Q901*</text:span>*KVOPX009Q901*</text:p>
        <text:p text:style-name="P12"><text:span text:style-name="T13">KVOPX009Q901</text:span>KVOPX009Q90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3T11:38:00Z</meta:creation-date>
    <dc:date>2019-09-03T11:39:00Z</dc:date>
    <meta:print-date>2019-08-16T06:40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9" meta:character-count="1308" meta:row-count="9" meta:non-whitespace-character-count="1121"/>
  </office:meta>
</office:document-meta>
</file>